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3C000006F881C13CCF55CA18CF.jpg" manifest:media-type="image/jpeg"/>
  <manifest:file-entry manifest:full-path="Pictures/1000000000000ACC000006C42CCD5BF4B5ED6C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4.1937in" draw:z-index="0"><draw:image xlink:href="Pictures/1000000000000ACC000006C42CCD5BF4B5ED6CF2.jpg" xlink:type="simple" xlink:show="embed" xlink:actuate="onLoad" loext:mime-type="image/jpeg"/></draw:frame><draw:frame draw:style-name="fr1" draw:name="Image2" text:anchor-type="paragraph" svg:width="6.6929in" svg:height="4.1516in" draw:z-index="1"><draw:image xlink:href="Pictures/1000000000000B3C000006F881C13CCF55CA18CF.jpg" xlink:type="simple" xlink:show="embed" xlink:actuate="onLoad" loext:mime-type="image/jpeg"/></draw:frame><draw:frame draw:style-name="fr1" draw:name="Image3" text:anchor-type="paragraph" svg:width="6.6929in" svg:height="4.1937in" draw:z-index="2"><draw:image xlink:href="Pictures/1000000000000ACC000006C42CCD5BF4B5ED6CF2.jpg" xlink:type="simple" xlink:show="embed" xlink:actuate="onLoad" loext:mime-type="image/jpeg"/></draw:frame></text:p>
      <text:p text:style-name="Standard"><draw:frame draw:style-name="fr1" draw:name="Image4" text:anchor-type="paragraph" svg:width="6.6929in" svg:height="4.1516in" draw:z-index="3"><draw:image xlink:href="Pictures/1000000000000B3C000006F881C13CCF55CA18C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8:07:56.854597059</meta:creation-date>
    <dc:date>2019-04-22T18:08:33.333639590</dc:date>
    <meta:editing-duration>PT40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